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812cm" fo:min-width="1.976cm"/>
    </style:style>
    <style:style style:name="gr2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812cm" fo:min-width="1.976cm" fo:padding-top="0.175cm" fo:padding-bottom="0.175cm" fo:padding-left="0.3cm" fo:padding-right="0.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5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3.5cm" svg:height="1.5cm" svg:x="5.053cm" svg:y="4cm">
          <text:p text:style-name="P1"><text:span text:style-name="T1">wait_connect_ms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3.5cm" svg:height="1.5cm" svg:x="5.053cm" svg:y="1cm">
          <text:p text:style-name="P1"><text:span text:style-name="T1">in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5cm" svg:height="1.5cm" svg:x="12.053cm" svg:y="1cm">
          <text:p text:style-name="P1"><text:span text:style-name="T1">err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curve" svg:x1="6.803cm" svg:y1="2.5cm" svg:x2="6.803cm" svg:y2="4cm" draw:start-shape="id1" draw:start-glue-point="8" draw:end-shape="id2" draw:end-glue-point="4" svg:d="M6803 2500v1500" svg:viewBox="0 0 1 1501">
          <text:p/>
        </draw:connector>
        <draw:frame draw:style-name="gr4" draw:text-style-name="P5" draw:layer="layout" svg:width="1.247cm" svg:height="0.645cm" svg:x="6.806cm" svg:y="2.755cm">
          <draw:text-box>
            <text:p text:style-name="P4"><text:span text:style-name="T1">OK</text:span></text:p>
          </draw:text-box>
        </draw:frame>
        <draw:custom-shape draw:style-name="gr1" draw:text-style-name="P2" xml:id="id3" draw:id="id3" draw:layer="layout" svg:width="3.5cm" svg:height="1.5cm" svg:x="5.053cm" svg:y="7cm">
          <text:p text:style-name="P1"><text:span text:style-name="T1">wait_s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curve" svg:x1="6.803cm" svg:y1="5.5cm" svg:x2="6.803cm" svg:y2="7cm" draw:start-shape="id2" draw:start-glue-point="8" draw:end-shape="id3" draw:end-glue-point="4" svg:d="M6803 5500v1500" svg:viewBox="0 0 1 1501">
          <text:p/>
        </draw:connector>
        <draw:frame draw:style-name="gr4" draw:text-style-name="P5" draw:layer="layout" svg:width="3.247cm" svg:height="0.645cm" svg:x="6.806cm" svg:y="5.7cm">
          <draw:text-box>
            <text:p text:style-name="P4"><text:span text:style-name="T2">connect</text:span><text:span text:style-name="T1"> msg</text:span></text:p>
          </draw:text-box>
        </draw:frame>
        <draw:custom-shape draw:style-name="gr1" draw:text-style-name="P2" xml:id="id4" draw:id="id4" draw:layer="layout" svg:width="3.5cm" svg:height="1.5cm" svg:x="5.053cm" svg:y="10cm">
          <text:p text:style-name="P1"><text:span text:style-name="T1">wait_i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curve" svg:x1="6.803cm" svg:y1="8.5cm" svg:x2="6.803cm" svg:y2="10cm" draw:start-shape="id3" draw:start-glue-point="8" draw:end-shape="id4" draw:end-glue-point="4" svg:d="M6803 8500v1500" svg:viewBox="0 0 1 1501">
          <text:p/>
        </draw:connector>
        <draw:frame draw:style-name="gr4" draw:text-style-name="P5" draw:layer="layout" svg:width="3.247cm" svg:height="0.645cm" svg:x="6.806cm" svg:y="8.755cm">
          <draw:text-box>
            <text:p text:style-name="P4"><text:span text:style-name="T1">sta_ok msg</text:span></text:p>
          </draw:text-box>
        </draw:frame>
        <draw:custom-shape draw:style-name="gr1" draw:text-style-name="P2" xml:id="id5" draw:id="id5" draw:layer="layout" svg:width="3.5cm" svg:height="1.5cm" svg:x="5.053cm" svg:y="13cm">
          <text:p text:style-name="P1"><text:span text:style-name="T1">wait_and_conne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curve" svg:x1="6.803cm" svg:y1="11.5cm" svg:x2="6.803cm" svg:y2="13cm" draw:start-shape="id4" draw:start-glue-point="8" draw:end-shape="id5" draw:end-glue-point="4" svg:d="M6803 11500v1500" svg:viewBox="0 0 1 1501">
          <text:p/>
        </draw:connector>
        <draw:frame draw:style-name="gr4" draw:text-style-name="P5" draw:layer="layout" svg:width="3.247cm" svg:height="0.645cm" svg:x="6.806cm" svg:y="11.8cm">
          <draw:text-box>
            <text:p text:style-name="P4"><text:span text:style-name="T1">ap_nok msg</text:span></text:p>
          </draw:text-box>
        </draw:frame>
        <draw:connector draw:style-name="gr3" draw:text-style-name="P3" draw:layer="layout" draw:type="curve" draw:line-skew="-0.511cm -1.757cm" svg:x1="5.053cm" svg:y1="10.75cm" svg:x2="5.565cm" svg:y2="5.281cm" draw:start-shape="id4" draw:start-glue-point="6" draw:end-shape="id2" draw:end-glue-point="7" svg:d="M5053 10750c-1518 0-1266-2378-758-3478s1270-922 1270-1991" svg:viewBox="0 0 1664 5470">
          <text:p/>
        </draw:connector>
        <draw:frame draw:style-name="gr5" draw:text-style-name="P5" draw:layer="layout" svg:width="3.247cm" svg:height="1.145cm" svg:x="1.053cm" svg:y="9.9cm">
          <draw:text-box>
            <text:p text:style-name="P4"><text:span text:style-name="T1">ap_nok msg &amp;&amp;</text:span></text:p>
            <text:p text:style-name="P4"><text:span text:style-name="T1">max retry_nb</text:span></text:p>
          </draw:text-box>
        </draw:frame>
        <draw:custom-shape draw:style-name="gr1" draw:text-style-name="P2" xml:id="id6" draw:id="id6" draw:layer="layout" svg:width="3.5cm" svg:height="1.5cm" svg:x="10.053cm" svg:y="13cm">
          <text:p text:style-name="P1"><text:span text:style-name="T1">wait_disco</text:span><text:span text:style-name="T1">nnect_ms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curve" draw:line-skew="-0.406cm" svg:x1="8.041cm" svg:y1="11.281cm" svg:x2="11.803cm" svg:y2="13cm" draw:start-shape="id4" draw:start-glue-point="9" draw:end-shape="id6" draw:end-glue-point="4" svg:d="M8041 11281c0 846 3762-13 3762 1719" svg:viewBox="0 0 3763 1720">
          <text:p/>
        </draw:connector>
        <draw:frame draw:style-name="gr4" draw:text-style-name="P5" draw:layer="layout" svg:width="3.247cm" svg:height="0.645cm" svg:x="9.453cm" svg:y="11.2cm">
          <draw:text-box>
            <text:p text:style-name="P4"><text:span text:style-name="T1">ip_</text:span><text:span text:style-name="T1">ok </text:span><text:span text:style-name="T1">ms</text:span><text:span text:style-name="T1">g</text:span></text:p>
          </draw:text-box>
        </draw:frame>
        <draw:connector draw:style-name="gr3" draw:text-style-name="P3" draw:layer="layout" draw:type="curve" draw:line-skew="-0.511cm -0.352cm" svg:x1="5.053cm" svg:y1="13.75cm" svg:x2="5.565cm" svg:y2="11.281cm" draw:start-shape="id5" draw:start-glue-point="6" draw:end-shape="id4" draw:end-glue-point="7" svg:d="M5053 13750c-1518 0-1266-925-758-1311s1270-231 1270-1158" svg:viewBox="0 0 1664 2470">
          <text:p/>
        </draw:connector>
        <draw:frame draw:style-name="gr4" draw:text-style-name="P5" draw:layer="layout" svg:width="3.247cm" svg:height="0.645cm" svg:x="1.453cm" svg:y="13.155cm">
          <draw:text-box>
            <text:p text:style-name="P4"><text:span text:style-name="T1">timeout msg</text:span></text:p>
          </draw:text-box>
        </draw:frame>
        <draw:connector draw:style-name="gr3" draw:text-style-name="P3" draw:layer="layout" draw:type="curve" draw:line-skew="0.71cm -3.686cm" svg:x1="13.553cm" svg:y1="13.75cm" svg:x2="8.041cm" svg:y2="5.281cm" draw:start-shape="id6" draw:start-glue-point="10" draw:end-shape="id2" draw:end-glue-point="9" svg:d="M13553 13750c1818 0 1516-4093-317-6104s-5195-1939-5195-2365" svg:viewBox="0 0 6733 8470">
          <text:p/>
        </draw:connector>
        <draw:frame draw:style-name="gr4" draw:text-style-name="P5" draw:layer="layout" svg:width="3.247cm" svg:height="0.645cm" svg:x="14.753cm" svg:y="10.4cm">
          <draw:text-box>
            <text:p text:style-name="P4"><text:span text:style-name="T2">disconnect</text:span><text:span text:style-name="T1"> msg</text:span></text:p>
          </draw:text-box>
        </draw:frame>
        <draw:connector draw:style-name="gr3" draw:text-style-name="P3" draw:layer="layout" draw:type="curve" draw:line-skew="0.293cm" svg:x1="11.803cm" svg:y1="14.5cm" svg:x2="8.041cm" svg:y2="14.281cm" draw:start-shape="id6" draw:start-glue-point="8" draw:end-shape="id5" draw:end-glue-point="9" svg:d="M11803 14500c0 1192-3762 1302-3762-219" svg:viewBox="0 0 3763 1128">
          <text:p/>
        </draw:connector>
        <draw:frame draw:style-name="gr4" draw:text-style-name="P5" draw:layer="layout" svg:width="3.247cm" svg:height="0.645cm" svg:x="8.753cm" svg:y="15.555cm">
          <draw:text-box>
            <text:p text:style-name="P4"><text:span text:style-name="T1">ap</text:span><text:span text:style-name="T1">_n</text:span><text:span text:style-name="T1">ok </text:span><text:span text:style-name="T1">m</text:span><text:span text:style-name="T1">s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2cm" fo:page-height="17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25T11:00:44.174080380</meta:creation-date>
    <dc:date>2020-07-25T11:49:46.721226646</dc:date>
    <meta:editing-duration>PT6M50S</meta:editing-duration>
    <meta:editing-cycles>3</meta:editing-cycles>
    <meta:generator>LibreOffice/6.0.7.3$Linux_X86_64 LibreOffice_project/00m0$Build-3</meta:generator>
    <meta:document-statistic meta:object-count="25"/>
  </office:meta>
</office:document-meta>
</file>